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08000004B0951023AEFBA439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magine1" text:anchor-type="char" svg:width="16.099cm" svg:height="10.523cm" draw:z-index="0"><draw:image xlink:href="Pictures/1000000100000708000004B0951023AEFBA43986.png" xlink:type="simple" xlink:show="embed" xlink:actuate="onLoad" draw:mime-type="image/png"/></draw:frame><draw:frame draw:style-name="fr1" draw:name="Immagine2" text:anchor-type="char" svg:x="0.746cm" svg:y="12.002cm" svg:width="16.099cm" svg:height="10.523cm" draw:z-index="1"><draw:image xlink:href="Pictures/1000000100000708000004B0951023AEFBA439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6T14:43:12.196588605</meta:creation-date>
    <meta:print-date>2022-06-26T14:43:35.500519674</meta:print-date>
    <dc:date>2022-06-26T15:00:30.945367874</dc:date>
    <meta:editing-duration>PT7M1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3.2$Linux_X86_64 LibreOffice_project/30$Build-2</meta:generator>
  </office:meta>
</office:document-meta>
</file>